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4" style:family="paragraph"/>
    <style:style style:name="P26" style:parent-style-name="Normal" style:list-style-name="LFO4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5" style:family="paragraph"/>
    <style:style style:name="P29" style:parent-style-name="Normal" style:list-style-name="LFO5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6" style:family="paragraph"/>
    <style:style style:name="P32" style:parent-style-name="Normal" style:list-style-name="LFO6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7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8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9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10" style:family="paragraph"/>
    <style:style style:name="P41" style:parent-style-name="Normal" style:list-style-name="LFO10" style:family="paragraph"/>
    <style:style style:name="P42" style:parent-style-name="Normal" style:list-style-name="LFO10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11" style:family="paragraph"/>
    <style:style style:name="P45" style:parent-style-name="Normal" style:list-style-name="LFO11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12" style:family="paragraph"/>
    <style:style style:name="P48" style:parent-style-name="Normal" style:list-style-name="LFO1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9" style:parent-style-name="ListParagraph" style:list-style-name="LFO12" style:family="paragraph">
      <style:paragraph-properties fo:margin-bottom="0in" style:line-height-at-least="0.4375in" fo:background-color="#FFFFFF">
        <style:background-fill draw:fill="solid" draw:fill-color="#FFFFFF"/>
      </style:paragraph-properties>
      <style:text-properties style:font-name="Source Sans Pro" style:font-name-asian="Times New Roman" style:font-name-complex="Times New Roman" fo:font-weight="bold" style:font-weight-asian="bold" style:font-weight-complex="bold" fo:color="#111111" style:letter-kerning="false" fo:font-size="24pt" style:font-size-asian="24pt" style:font-size-complex="24pt" style:language-asian="en" style:country-asian="IN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13" style:family="paragraph"/>
    <style:style style:name="P52" style:parent-style-name="Normal" style:list-style-name="LFO13" style:family="paragraph"/>
    <style:style style:name="P53" style:parent-style-name="Normal" style:list-style-name="LFO13" style:family="paragraph"/>
    <style:style style:name="P54" style:parent-style-name="Normal" style:list-style-name="LFO13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14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15" style:family="paragraph"/>
    <style:style style:name="P59" style:parent-style-name="Normal" style:list-style-name="LFO15" style:family="paragraph"/>
    <style:style style:name="P60" style:parent-style-name="Normal" style:list-style-name="LFO15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16" style:family="paragraph"/>
    <style:style style:name="P63" style:parent-style-name="Normal" style:list-style-name="LFO16" style:family="paragraph"/>
    <style:style style:name="P64" style:parent-style-name="Normal" style:list-style-name="LFO16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17" style:family="paragraph"/>
    <style:style style:name="P67" style:parent-style-name="Normal" style:list-style-name="LFO17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17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18" style:family="paragraph"/>
    <style:style style:name="P73" style:parent-style-name="Normal" style:list-style-name="LFO18" style:family="paragraph"/>
    <style:style style:name="P74" style:parent-style-name="Normal" style:list-style-name="LFO18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19" style:family="paragraph"/>
    <style:style style:name="P77" style:parent-style-name="Normal" style:list-style-name="LFO19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20" style:family="paragraph"/>
    <style:style style:name="P80" style:parent-style-name="Normal" style:list-style-name="LFO20" style:family="paragraph"/>
    <style:style style:name="P81" style:parent-style-name="Normal" style:list-style-name="LFO20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21" style:family="paragraph"/>
    <style:style style:name="P84" style:parent-style-name="Normal" style:list-style-name="LFO21" style:family="paragraph"/>
    <style:style style:name="P85" style:parent-style-name="Normal" style:list-style-name="LFO21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22" style:family="paragraph"/>
    <style:style style:name="P88" style:parent-style-name="Normal" style:list-style-name="LFO22" style:family="paragraph"/>
    <style:style style:name="P8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23" style:family="paragraph"/>
    <style:style style:name="P93" style:parent-style-name="Normal" style:list-style-name="LFO23" style:family="paragraph"/>
    <style:style style:name="P94" style:parent-style-name="Normal" style:list-style-name="LFO23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list-style-name="LFO24" style:family="paragraph"/>
    <style:style style:name="P97" style:parent-style-name="Normal" style:list-style-name="LFO24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25" style:family="paragraph"/>
    <style:style style:name="P100" style:parent-style-name="Normal" style:list-style-name="LFO25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26" style:family="paragraph"/>
    <style:style style:name="P103" style:parent-style-name="Normal" style:list-style-name="LFO26" style:family="paragraph"/>
    <style:style style:name="P104" style:parent-style-name="Normal" style:list-style-name="LFO26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27" style:family="paragraph"/>
    <style:style style:name="P107" style:parent-style-name="Normal" style:list-style-name="LFO27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28" style:family="paragraph"/>
    <style:style style:name="P110" style:parent-style-name="Normal" style:list-style-name="LFO28" style:family="paragraph"/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Normal" style:list-style-name="LFO29" style:family="paragraph"/>
    <style:style style:name="P113" style:parent-style-name="Normal" style:list-style-name="LFO29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list-style-name="LFO30" style:family="paragraph"/>
    <style:style style:name="P116" style:parent-style-name="Normal" style:list-style-name="LFO30" style:family="paragraph"/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list-style-name="LFO31" style:family="paragraph"/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32" style:family="paragraph"/>
    <style:style style:name="P121" style:parent-style-name="Normal" style:list-style-name="LFO32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33" style:family="paragraph"/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Normal" style:list-style-name="LFO34" style:family="paragraph"/>
    <style:style style:name="P126" style:parent-style-name="Normal" style:list-style-name="LFO34" style:family="paragraph"/>
  </office:automatic-styles>
  <office:body>
    <office:text text:use-soft-page-breaks="true">
      <text:p text:style-name="P1">Object Oriented Programming</text:p>
      <text:p text:style-name="P2">Core Java Essentials</text:p>
      <text:p text:style-name="P3">Collections Framework</text:p>
      <text:p text:style-name="P4">Key Java Features</text:p>
      <text:p text:style-name="Normal"><text:span text:style-name="T5"><text:line-break/></text:span><text:span text:style-name="T6"><text:line-break/></text:span><text:span text:style-name="T7"><text:line-break/>OOPS</text:span><text:span text:style-name="T8"><text:line-break/></text:span><text:span text:style-name="T9">Topics Covered</text:span><text:span text:style-name="T10"><text:s/></text:span>- Basics of OOP in Java - Java Classes and Objects - Methods, Constructors, and Access Modifiers - Inheritance and Overriding Methods - Polymorphism (Compile-time and Runtime) - Abstraction (Abstract Classes and Interfaces) - Encapsulation and its advantages in Java</text:p>
      <text:p text:style-name="Normal"/>
      <text:p text:style-name="P11"><text:a xlink:href="https://docs.oracle.com/javase/tutorial/java/index.html" office:target-frame-name="_blank" xlink:show="new"><text:span text:style-name="Hyperlink">Official Java Tutorials</text:span></text:a><text:s/><text:a xlink:href="https://docs.oracle.com/javase/tutorial/java/concepts/" office:target-frame-name="_blank" xlink:show="new"><text:span text:style-name="Hyperlink">Java OOP Guide</text:span></text:a><text:span text:style-name="T12"><text:s/></text:span><text:a xlink:href="https://www.youtube.com/watch?v=bm0OyhwFDuY&amp;list=PLsyeobzWxl7pe_IiTfNyr55kwJPWbgxB5" office:target-frame-name="_blank" xlink:show="new"><text:span text:style-name="Hyperlink">Core Java Tutorial for Beginners</text:span></text:a><text:line-break/></text:p>
      <text:p text:style-name="Normal">CORE JAVA ESSENTIALS</text:p>
      <text:p text:style-name="Normal"><text:span text:style-name="T13">1. Data Types and Variables</text:span></text:p>
      <text:list text:style-name="LFO1" text:continue-numbering="true">
        <text:list-item>
          <text:p text:style-name="P14">Primitive Types: int, float, boolean, etc.</text:p>
        </text:list-item>
        <text:list-item>
          <text:p text:style-name="P15">Reference Types: Object references, String, arrays.</text:p>
        </text:list-item>
        <text:list-item>
          <text:p text:style-name="P16">Type Casting: Implicit vs Explicit casting, narrowing conversions.</text:p>
        </text:list-item>
        <text:list-item>
          <text:p text:style-name="P17">Constants and Literals: Importance of final.</text:p>
        </text:list-item>
      </text:list>
      <text:p text:style-name="Normal">Oracle Docs:<text:s/><text:a xlink:href="https://docs.oracle.com/javase/tutorial/java/nutsandbolts/datatypes.html" office:target-frame-name="_blank" xlink:show="new"><text:span text:style-name="Hyperlink">Primitive Data Types</text:span></text:a><text:s/>TutorialsPoint:<text:s/><text:a xlink:href="https://www.tutorialspoint.com/java/java_type_casting.htm" office:target-frame-name="_blank" xlink:show="new"><text:span text:style-name="Hyperlink">Type Casting in Java</text:span></text:a></text:p>
      <text:p text:style-name="Normal"><text:span text:style-name="T18">2. Control Structures</text:span></text:p>
      <text:list text:style-name="LFO2" text:continue-numbering="true">
        <text:list-item>
          <text:p text:style-name="P19">Conditional Statements: if-else, switch.</text:p>
        </text:list-item>
        <text:list-item>
          <text:p text:style-name="P20">Looping Constructs: for, while, do-while, and enhanced for-each.</text:p>
        </text:list-item>
      </text:list>
      <text:p text:style-name="Normal">GeeksForGeeks:<text:s/><text:a xlink:href="https://www.geeksforgeeks.org/switch-statement-in-java/" office:target-frame-name="_blank" xlink:show="new"><text:span text:style-name="Hyperlink">If-Else and Switch</text:span></text:a><text:s/>TutorialsPoint:<text:s/><text:a xlink:href="https://www.tutorialspoint.com/java/java_loop_control.htm" office:target-frame-name="_blank" xlink:show="new"><text:span text:style-name="Hyperlink">Loops in Java</text:span></text:a></text:p>
      <text:p text:style-name="Normal"><text:span text:style-name="T21">3. Packages and Access Modifiers</text:span></text:p>
      <text:list text:style-name="LFO3" text:continue-numbering="true">
        <text:list-item>
          <text:p text:style-name="P22">Java Package Basics and import keyword.</text:p>
        </text:list-item>
        <text:list-item>
          <text:p text:style-name="P23">Access Levels: Public, Private, Protected, Default.</text:p>
        </text:list-item>
      </text:list>
      <text:p text:style-name="Normal"><text:span text:style-name="T24">4. Strings, HashCode, and Equals</text:span></text:p>
      <text:soft-page-break/>
      <text:list text:style-name="LFO4" text:continue-numbering="true">
        <text:list-item>
          <text:p text:style-name="P25">Immutable Strings with String.</text:p>
        </text:list-item>
        <text:list-item>
          <text:p text:style-name="P26">Key String API methods (e.g., substring, charAt, contains), hashCode, and equals.</text:p>
        </text:list-item>
      </text:list>
      <text:p text:style-name="Normal">Baeldung:<text:s/><text:a xlink:href="https://www.baeldung.com/java-string" office:target-frame-name="_blank" xlink:show="new"><text:span text:style-name="Hyperlink">String Methods</text:span></text:a><text:s/>TutorialsPoint:<text:s/><text:a xlink:href="https://www.tutorialspoint.com/java/java_strings.htm" office:target-frame-name="_blank" xlink:show="new"><text:span text:style-name="Hyperlink">String Comparison</text:span></text:a></text:p>
      <text:p text:style-name="Normal"><text:span text:style-name="T27">5. Mutable Strings with StringBuilder and StringBuffer</text:span></text:p>
      <text:list text:style-name="LFO5" text:continue-numbering="true">
        <text:list-item>
          <text:p text:style-name="P28">Performance differences between StringBuilder and StringBuffer.</text:p>
        </text:list-item>
        <text:list-item>
          <text:p text:style-name="P29">Thread Safety and synchronization.</text:p>
        </text:list-item>
      </text:list>
      <text:p text:style-name="Normal">Baeldung:<text:s/><text:a xlink:href="https://www.baeldung.com/java-string-builder-string-buffer" office:target-frame-name="_blank" xlink:show="new"><text:span text:style-name="Hyperlink">StringBuilder vs StringBuffer</text:span></text:a></text:p>
      <text:p text:style-name="Normal"><text:span text:style-name="T30">6. Static Keyword (Static Variables, Methods, Block)</text:span></text:p>
      <text:list text:style-name="LFO6" text:continue-numbering="true">
        <text:list-item>
          <text:p text:style-name="P31">Use cases for static modifiers.</text:p>
        </text:list-item>
        <text:list-item>
          <text:p text:style-name="P32">Lifecycle of static blocks and their execution priority.</text:p>
        </text:list-item>
      </text:list>
      <text:p text:style-name="Normal"/>
      <text:p text:style-name="Normal"><text:span text:style-name="T33">7. Arrays</text:span></text:p>
      <text:list text:style-name="LFO7" text:continue-numbering="true">
        <text:list-item>
          <text:p text:style-name="P34">Array declaration, initialization, Array.sort(), and handling multidimensional arrays.</text:p>
        </text:list-item>
      </text:list>
      <text:p text:style-name="Normal">GeeksForGeeks:<text:s/><text:a xlink:href="https://www.geeksforgeeks.org/arrays-in-java/" office:target-frame-name="_blank" xlink:show="new"><text:span text:style-name="Hyperlink">Java Arrays</text:span></text:a></text:p>
      <text:p text:style-name="Normal"><text:span text:style-name="T35">8. final, finally, finalize</text:span></text:p>
      <text:list text:style-name="LFO8" text:continue-numbering="true">
        <text:list-item>
          <text:p text:style-name="P36">Difference between final keyword, finally block, and finalize() method.</text:p>
        </text:list-item>
      </text:list>
      <text:p text:style-name="Normal"><text:span text:style-name="T37">9. Autoboxing and Unboxing</text:span></text:p>
      <text:list text:style-name="LFO9" text:continue-numbering="true">
        <text:list-item>
          <text:p text:style-name="P38">Conversions between primitives and wrapper classes.</text:p>
        </text:list-item>
      </text:list>
      <text:p text:style-name="Normal">TutorialsPoint:<text:s/><text:a xlink:href="https://www.tutorialspoint.com/java/java-autoboxing-unboxing.htm" office:target-frame-name="_blank" xlink:show="new"><text:span text:style-name="Hyperlink">Autoboxing</text:span></text:a></text:p>
      <text:p text:style-name="Normal"><text:span text:style-name="T39">10. Exception Handling</text:span></text:p>
      <text:list text:style-name="LFO10" text:continue-numbering="true">
        <text:list-item>
          <text:p text:style-name="P40">try-catch block, finally for cleanup.</text:p>
        </text:list-item>
        <text:list-item>
          <text:p text:style-name="P41">Difference between throw and throws.</text:p>
        </text:list-item>
        <text:list-item>
          <text:p text:style-name="P42">Custom exceptions.</text:p>
        </text:list-item>
      </text:list>
      <text:p text:style-name="Normal"><text:span text:style-name="T43">11. Annotations</text:span></text:p>
      <text:list text:style-name="LFO11" text:continue-numbering="true">
        <text:list-item>
          <text:p text:style-name="P44">Built-in annotations: @Override, @Deprecated, @SuppressWarnings.</text:p>
        </text:list-item>
        <text:list-item>
          <text:p text:style-name="P45">Creating Custom Annotations.</text:p>
        </text:list-item>
      </text:list>
      <text:p text:style-name="Normal">Baeldung:<text:s/><text:a xlink:href="https://www.baeldung.com/java-default-annotations" office:target-frame-name="_blank" xlink:show="new"><text:span text:style-name="Hyperlink">Annotations in Java</text:span></text:a></text:p>
      <text:soft-page-break/>
      <text:p text:style-name="Normal"><text:span text:style-name="T46">12. Java Memory Model</text:span></text:p>
      <text:list text:style-name="LFO12" text:continue-numbering="true">
        <text:list-item>
          <text:p text:style-name="P47">Stack and Heap memory structure.</text:p>
        </text:list-item>
        <text:list-item>
          <text:p text:style-name="P48">Garbage collection mechanisms, manual triggering with System.gc.</text:p>
        </text:list-item>
        <text:list-item>
          <text:p text:style-name="P49">Collections Framework</text:p>
        </text:list-item>
      </text:list>
      <text:p text:style-name="Normal"><text:span text:style-name="T50">1. Introduction to Collections Framework</text:span></text:p>
      <text:list text:style-name="LFO13" text:continue-numbering="true">
        <text:list-item>
          <text:p text:style-name="P51">What is the Java Collections Framework?</text:p>
        </text:list-item>
        <text:list-item>
          <text:p text:style-name="P52">Advantages of using collections over arrays.</text:p>
        </text:list-item>
        <text:list-item>
          <text:p text:style-name="P53">Overview of common uses of Collections Framework.</text:p>
        </text:list-item>
        <text:list-item>
          <text:p text:style-name="P54">Array vs Collections: When to use which?</text:p>
        </text:list-item>
      </text:list>
      <text:p text:style-name="Normal"><text:a xlink:href="https://docs.oracle.com/javase/tutorial/collections/intro/index.html" office:target-frame-name="_blank" xlink:show="new"><text:span text:style-name="Hyperlink">Introduction to Collections Framework</text:span></text:a><text:s/><text:a xlink:href="https://www.geeksforgeeks.org/java/difference-between-arrays-and-collection-in-java/" office:target-frame-name="_blank" xlink:show="new"><text:span text:style-name="Hyperlink">Collections vs Arrays</text:span></text:a><text:s/><text:a xlink:href="https://bytebytego.com/guides/java-collection-hierarchy/" office:target-frame-name="_blank" xlink:show="new"><text:span text:style-name="Hyperlink">Collection Hierarchy</text:span></text:a></text:p>
      <text:p text:style-name="Normal"><text:span text:style-name="T55">2. Key Interfaces in Collections Framework</text:span></text:p>
      <text:list text:style-name="LFO14" text:continue-numbering="true">
        <text:list-item>
          <text:p text:style-name="P56">Fundamental interfaces: List, Set, Queue, Map, and their roles.</text:p>
        </text:list-item>
      </text:list>
      <text:p text:style-name="Normal"><text:span text:style-name="T57">3. List Interface and Implementations</text:span></text:p>
      <text:list text:style-name="LFO15" text:continue-numbering="true">
        <text:list-item>
          <text:p text:style-name="P58">Implementations: ArrayList, LinkedList, Vector.</text:p>
        </text:list-item>
        <text:list-item>
          <text:p text:style-name="P59">Use cases and differences between ArrayList, LinkedList, and Vector.</text:p>
        </text:list-item>
        <text:list-item>
          <text:p text:style-name="P60">Legacy Collections: Stack (a subclass of Vector).</text:p>
        </text:list-item>
      </text:list>
      <text:p text:style-name="Normal"><text:span text:style-name="T61">4. Set Interface and Implementations</text:span></text:p>
      <text:list text:style-name="LFO16" text:continue-numbering="true">
        <text:list-item>
          <text:p text:style-name="P62">Distinct element storage using HashSet, LinkedHashSet, and TreeSet.</text:p>
        </text:list-item>
        <text:list-item>
          <text:p text:style-name="P63">Ordered vs unordered sets: Characteristics of each implementation.</text:p>
        </text:list-item>
        <text:list-item>
          <text:p text:style-name="P64">Hashing mechanism in sets, including collisions and performance.</text:p>
        </text:list-item>
      </text:list>
      <text:p text:style-name="Normal">Oracle Docs:<text:s/><text:a xlink:href="https://docs.oracle.com/javase/tutorial/collections/interfaces/set.html" office:target-frame-name="_blank" xlink:show="new"><text:span text:style-name="Hyperlink">Set Interface</text:span></text:a><text:s/><text:a xlink:href="https://docs.oracle.com/javase/8/docs/api/java/util/HashSet.html" office:target-frame-name="_blank" xlink:show="new"><text:span text:style-name="Hyperlink">HashSet</text:span></text:a><text:s/><text:a xlink:href="https://docs.oracle.com/javase/8/docs/api/java/util/LinkedHashSet.html" office:target-frame-name="_blank" xlink:show="new"><text:span text:style-name="Hyperlink">LinkedHashSet</text:span></text:a><text:s/>Baeldung:<text:s/><text:a xlink:href="https://www.baeldung.com/java-tree-set" office:target-frame-name="_blank" xlink:show="new"><text:span text:style-name="Hyperlink">TreeSet</text:span></text:a></text:p>
      <text:p text:style-name="Normal"><text:span text:style-name="T65">5. Iterators</text:span></text:p>
      <text:list text:style-name="LFO17" text:continue-numbering="true">
        <text:list-item>
          <text:p text:style-name="P66">Using Iterator and ListIterator for traversing collections.</text:p>
        </text:list-item>
        <text:list-item>
          <text:p text:style-name="P67">Differences between<text:s/><text:span text:style-name="T68">for-each loop</text:span><text:s/>and<text:s/><text:span text:style-name="T69">iterator</text:span>.</text:p>
        </text:list-item>
        <text:list-item>
          <text:p text:style-name="P70">Introduction to Spliterator (Java 8 feature).</text:p>
        </text:list-item>
      </text:list>
      <text:p text:style-name="Normal"><text:span text:style-name="T71">6. Custom Sorting in Collections</text:span></text:p>
      <text:list text:style-name="LFO18" text:continue-numbering="true">
        <text:list-item>
          <text:p text:style-name="P72">Using Comparable for natural ordering.</text:p>
        </text:list-item>
        <text:list-item>
          <text:p text:style-name="P73">Implementing Comparator for custom sorting logic.</text:p>
        </text:list-item>
        <text:list-item>
          <text:p text:style-name="P74">compare() method for fine-grained comparison.</text:p>
        </text:list-item>
      </text:list>
      <text:p text:style-name="Normal">Oracle Docs:<text:s/><text:a xlink:href="https://docs.oracle.com/javase/8/docs/api/java/lang/Comparable.html" office:target-frame-name="_blank" xlink:show="new"><text:span text:style-name="Hyperlink">Comparable Interface</text:span></text:a><text:s/>,<text:s/><text:a xlink:href="https://docs.oracle.com/javase/8/docs/api/java/util/Comparator.html" office:target-frame-name="_blank" xlink:show="new"><text:span text:style-name="Hyperlink">Comparator</text:span></text:a><text:s/>Baeldung:<text:s/><text:a xlink:href="https://www.baeldung.com/java-comparator-comparable" office:target-frame-name="_blank" xlink:show="new"><text:span text:style-name="Hyperlink">Comparator and Comparable</text:span></text:a></text:p>
      <text:p text:style-name="Normal"><text:span text:style-name="T75">7. Queue Interface and Implementations</text:span></text:p>
      <text:list text:style-name="LFO19" text:continue-numbering="true">
        <text:list-item>
          <text:p text:style-name="P76">Different types of queues and real-world use cases: PriorityQueue, ArrayDeque, etc.</text:p>
        </text:list-item>
        <text:list-item>
          <text:p text:style-name="P77">Double-ended queue operations with Deque.</text:p>
        </text:list-item>
      </text:list>
      <text:p text:style-name="Normal"><text:span text:style-name="T78">8. Map Interface and Implementations</text:span></text:p>
      <text:list text:style-name="LFO20" text:continue-numbering="true">
        <text:list-item>
          <text:p text:style-name="P79">Key-value mapping in Java using HashMap, LinkedHashMap, TreeMap, and Hashtable.</text:p>
        </text:list-item>
        <text:list-item>
          <text:p text:style-name="P80">Legacy maps (Hashtable) vs modern implementations (HashMap).</text:p>
        </text:list-item>
        <text:list-item>
          <text:p text:style-name="P81">Sorted collections: TreeMap and SortedMap interface.</text:p>
        </text:list-item>
      </text:list>
      <text:p text:style-name="Normal">Oracle Docs:<text:s/><text:a xlink:href="https://docs.oracle.com/javase/8/docs/api/java/util/Map.html" office:target-frame-name="_blank" xlink:show="new"><text:span text:style-name="Hyperlink">Java Map Interface</text:span></text:a><text:s/><text:a xlink:href="https://codegym.cc/quests/lectures/questcollections.level07.lecture05" office:target-frame-name="_blank" xlink:show="new"><text:span text:style-name="Hyperlink">Map hierarchy</text:span></text:a><text:s/>Baeldung:<text:s/><text:a xlink:href="https://www.baeldung.com/java-hashmap-advanced" office:target-frame-name="_blank" xlink:show="new"><text:span text:style-name="Hyperlink">HashMap Advanced</text:span></text:a><text:s/><text:a xlink:href="https://www.baeldung.com/java-treemap" office:target-frame-name="_blank" xlink:show="new"><text:span text:style-name="Hyperlink">TreeMap</text:span></text:a><text:s/><text:a xlink:href="https://www.baeldung.com/java-linked-hashmap" office:target-frame-name="_blank" xlink:show="new"><text:span text:style-name="Hyperlink">LinkedHashMap</text:span></text:a><text:s/><text:a xlink:href="https://www.baeldung.com/java-weakhashmap" office:target-frame-name="_blank" xlink:show="new"><text:span text:style-name="Hyperlink">WeakHashMap</text:span></text:a></text:p>
      <text:p text:style-name="Normal"><text:span text:style-name="T82">9. Utility Classes</text:span></text:p>
      <text:list text:style-name="LFO21" text:continue-numbering="true">
        <text:list-item>
          <text:p text:style-name="P83">Using utility methods from java.util.Collections for sorting, reversing, finding min/max, etc.</text:p>
        </text:list-item>
        <text:list-item>
          <text:p text:style-name="P84">Immutable collections: Collections.unmodifiableList(), etc.</text:p>
        </text:list-item>
        <text:list-item>
          <text:p text:style-name="P85">Methods in Arrays utility class for bridging between arrays and collections.</text:p>
        </text:list-item>
      </text:list>
      <text:p text:style-name="Normal"><text:span text:style-name="T86">10. Performance Analysis</text:span></text:p>
      <text:list text:style-name="LFO22" text:continue-numbering="true">
        <text:list-item>
          <text:p text:style-name="P87">Big-O comparison of operations (insertion, search, iteration) for different collection types.</text:p>
        </text:list-item>
        <text:list-item>
          <text:p text:style-name="P88">Selecting an appropriate collection for a given use case (e.g., lookup efficiency, order preservation).</text:p>
        </text:list-item>
      </text:list>
      <text:p text:style-name="P89"/>
      <text:p text:style-name="P90">Key Java Features</text:p>
      <text:p text:style-name="Normal"><text:span text:style-name="T91">1.Lambda Expressions</text:span></text:p>
      <text:list text:style-name="LFO23" text:continue-numbering="true">
        <text:list-item>
          <text:p text:style-name="P92">Anonymous functions and their syntax ((arguments) -&gt; { body }).</text:p>
        </text:list-item>
        <text:list-item>
          <text:p text:style-name="P93">Practical applications like sorting, filtering data.</text:p>
        </text:list-item>
        <text:list-item>
          <text:p text:style-name="P94">Capturing variables in lambdas.</text:p>
        </text:list-item>
      </text:list>
      <text:soft-page-break/>
      <text:p text:style-name="Normal">Oracle Docs:<text:s/><text:a xlink:href="https://docs.oracle.com/javase/tutorial/java/javaOO/lambdaexpressions.html" office:target-frame-name="_blank" xlink:show="new"><text:span text:style-name="Hyperlink">Lambda Expressions</text:span></text:a><text:s/>TutorialsPoint:<text:s/><text:a xlink:href="https://www.tutorialspoint.com/java8/java8_lambda_expressions.htm" office:target-frame-name="_blank" xlink:show="new"><text:span text:style-name="Hyperlink">Lambda Expressions in Depth</text:span></text:a></text:p>
      <text:p text:style-name="Normal"><text:span text:style-name="T95">2.Functional Interfaces</text:span></text:p>
      <text:list text:style-name="LFO24" text:continue-numbering="true">
        <text:list-item>
          <text:p text:style-name="P96">Explore core interfaces like Predicate, Function, Consumer, and Supplier.</text:p>
        </text:list-item>
        <text:list-item>
          <text:p text:style-name="P97">Custom functional interfaces annotated with @FunctionalInterface.</text:p>
        </text:list-item>
      </text:list>
      <text:p text:style-name="Normal"><text:span text:style-name="T98">3.Optionals</text:span></text:p>
      <text:list text:style-name="LFO25" text:continue-numbering="true">
        <text:list-item>
          <text:p text:style-name="P99">Preventing null pointer exceptions using Optional&lt;T&gt;.</text:p>
        </text:list-item>
        <text:list-item>
          <text:p text:style-name="P100">Methods like isPresent(), orElse(), ifPresent(), and map().</text:p>
        </text:list-item>
      </text:list>
      <text:p text:style-name="Normal"><text:span text:style-name="T101">4.The Streams API</text:span></text:p>
      <text:list text:style-name="LFO26" text:continue-numbering="true">
        <text:list-item>
          <text:p text:style-name="P102">Functional programming paradigm for processing data streams.</text:p>
        </text:list-item>
        <text:list-item>
          <text:p text:style-name="P103">Operations: filter(), map(), reduce(), collect().</text:p>
        </text:list-item>
        <text:list-item>
          <text:p text:style-name="P104">Infinite streams with Stream.generate() or Stream.iterate().</text:p>
        </text:list-item>
      </text:list>
      <text:p text:style-name="Normal">Oracle Docs:<text:s/><text:a xlink:href="https://docs.oracle.com/javase/tutorial/collections/streams/index.html" office:target-frame-name="_blank" xlink:show="new"><text:span text:style-name="Hyperlink">Streams API</text:span></text:a><text:s/>,<text:s/><text:a xlink:href="https://docs.oracle.com/javase/8/docs/api/java/util/stream/Collectors.html" office:target-frame-name="_blank" xlink:show="new"><text:span text:style-name="Hyperlink">Collectors</text:span></text:a><text:s/>Baeldung:<text:s/><text:a xlink:href="https://www.baeldung.com/java-8-streams" office:target-frame-name="_blank" xlink:show="new"><text:span text:style-name="Hyperlink">Streams</text:span></text:a><text:s/>,<text:s/><text:a xlink:href="https://www.baeldung.com/java-collectors" office:target-frame-name="_blank" xlink:show="new"><text:span text:style-name="Hyperlink">Collectors</text:span></text:a></text:p>
      <text:p text:style-name="Normal"><text:span text:style-name="T105">5.Method References</text:span></text:p>
      <text:list text:style-name="LFO27" text:continue-numbering="true">
        <text:list-item>
          <text:p text:style-name="P106">Four types: static methods, instance methods, constructors, and arbitrary object methods.</text:p>
        </text:list-item>
        <text:list-item>
          <text:p text:style-name="P107">Syntax simplifications: ClassName::methodName.</text:p>
        </text:list-item>
      </text:list>
      <text:p text:style-name="Normal"><text:span text:style-name="T108">6.Records</text:span></text:p>
      <text:list text:style-name="LFO28" text:continue-numbering="true">
        <text:list-item>
          <text:p text:style-name="P109">A concise way to define immutable data objects.</text:p>
        </text:list-item>
        <text:list-item>
          <text:p text:style-name="P110">Auto-generated getters, toString(), equals(), and hashCode().</text:p>
        </text:list-item>
      </text:list>
      <text:p text:style-name="Normal">Oracle Docs:<text:s/><text:a xlink:href="https://docs.oracle.com/en/java/javase/17/language/records.html" office:target-frame-name="_blank" xlink:show="new"><text:span text:style-name="Hyperlink">Introduction to Records</text:span></text:a><text:s/>Baeldung:<text:s/><text:a xlink:href="https://www.baeldung.com/java-record-keyword" office:target-frame-name="_blank" xlink:show="new"><text:span text:style-name="Hyperlink">Using Records in Java</text:span></text:a></text:p>
      <text:p text:style-name="Normal"><text:span text:style-name="T111">7.Sealed Classes</text:span></text:p>
      <text:list text:style-name="LFO29" text:continue-numbering="true">
        <text:list-item>
          <text:p text:style-name="P112">Restrict subclassing to a predefined list of permitted classes.</text:p>
        </text:list-item>
        <text:list-item>
          <text:p text:style-name="P113">Syntax: public sealed class Base permits A, B, C {...}.</text:p>
        </text:list-item>
      </text:list>
      <text:p text:style-name="Normal"><text:span text:style-name="T114">8.Pattern Matching for Switch</text:span></text:p>
      <text:list text:style-name="LFO30" text:continue-numbering="true">
        <text:list-item>
          <text:p text:style-name="P115">Simplify conditions using type patterns in switch cases.</text:p>
        </text:list-item>
        <text:list-item>
          <text:p text:style-name="P116">Combine type checks and smart casts: case String s -&gt; s.length().</text:p>
        </text:list-item>
      </text:list>
      <text:p text:style-name="Normal">Oracle docs:<text:s/><text:a xlink:href="https://docs.oracle.com/en/java/javase/21/language/pattern-matching-switch.html" office:target-frame-name="_blank" xlink:show="new"><text:span text:style-name="Hyperlink">Pattern Matching for Switch</text:span></text:a><text:s/>Baeldung:<text:s/><text:a xlink:href="https://www.baeldung.com/java-switch-pattern-matching" office:target-frame-name="_blank" xlink:show="new"><text:span text:style-name="Hyperlink">Pattern Matching</text:span></text:a></text:p>
      <text:p text:style-name="Normal"><text:span text:style-name="T117">9.Unnamed Patterns and Variables</text:span></text:p>
      <text:soft-page-break/>
      <text:list text:style-name="LFO31" text:continue-numbering="true">
        <text:list-item>
          <text:p text:style-name="P118">Use _ as unnamed variables and patterns in cases where the variable is unused.</text:p>
        </text:list-item>
      </text:list>
      <text:p text:style-name="Normal"><text:span text:style-name="T119">10.Unnamed Classes and Instance Main Methods</text:span></text:p>
      <text:list text:style-name="LFO32" text:continue-numbering="true">
        <text:list-item>
          <text:p text:style-name="P120">Simplify prototypes with unnamed classes.</text:p>
        </text:list-item>
        <text:list-item>
          <text:p text:style-name="P121">Create instance methods for running entry-point logic.</text:p>
        </text:list-item>
      </text:list>
      <text:p text:style-name="Normal">Oracle docs:<text:s/><text:a xlink:href="https://docs.oracle.com/en/java/javase/21/language/implicitly-declared-classes-and-instance-main-methods.html" office:target-frame-name="_blank" xlink:show="new"><text:span text:style-name="Hyperlink">Unnamed Classes</text:span></text:a></text:p>
      <text:p text:style-name="Normal"><text:span text:style-name="T122">11.String Templates</text:span></text:p>
      <text:list text:style-name="LFO33" text:continue-numbering="true">
        <text:list-item>
          <text:p text:style-name="P123">Seamlessly inject values into strings with placeholders (STR.).</text:p>
        </text:list-item>
      </text:list>
      <text:p text:style-name="Normal">Oracle Docs:<text:s/><text:a xlink:href="https://docs.oracle.com/en/java/javase/21/language/string-templates.html" office:target-frame-name="_blank" xlink:show="new"><text:span text:style-name="Hyperlink">String Templates</text:span></text:a></text:p>
      <text:p text:style-name="Normal"><text:span text:style-name="T124">12.Sequenced Collections</text:span></text:p>
      <text:list text:style-name="LFO34" text:continue-numbering="true">
        <text:list-item>
          <text:p text:style-name="P125">Maintain insertion order for Maps and Sets with new collection interfaces.</text:p>
        </text:list-item>
        <text:list-item>
          <text:p text:style-name="P126">Usages such as sequencing elements in LinkedHashMap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ource Sans Pro" svg:font-family="Source Sans Pro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nal Dixit</meta:initial-creator>
    <dc:creator>Sonal Dixit</dc:creator>
    <meta:creation-date>2025-11-27T06:12:00Z</meta:creation-date>
    <dc:date>2025-11-27T06:18:00Z</dc:date>
    <meta:template xlink:href="Normal.dotm" xlink:type="simple"/>
    <meta:editing-cycles>1</meta:editing-cycles>
    <meta:editing-duration>PT360S</meta:editing-duration>
    <meta:document-statistic meta:page-count="6" meta:paragraph-count="68" meta:word-count="1551" meta:character-count="10278" meta:row-count="175" meta:non-whitespace-character-count="8795"/>
  </office:meta>
</office:document-meta>
</file>